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oltage_data" table:style-name="ta1">
        <table:shapes>
          <draw:frame draw:z-index="0" draw:style-name="gr1" draw:text-style-name="P1" svg:width="159.99mm" svg:height="89.99mm" svg:x="59.95mm" svg:y="7.65mm">
            <loext:p draw:notify-on-update-of-ranges="voltage_data.A1:voltage_data.A1 voltage_data.A2:voltage_data.A8 voltage_data.B1:voltage_data.B1 voltage_data.B2:voltage_data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(s)</text:p>
          </table:table-cell>
          <table:table-cell office:value-type="string" calcext:value-type="string">
            <text:p>Voltage(V)</text:p>
          </table:table-cell>
        </table:table-row>
        <table:table-row table:style-name="ro1">
          <table:table-cell office:value-type="string" calcext:value-type="string">
            <text:p>14:24:06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14:24:07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14:24:08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14:24:09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14:24:10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14:24:11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14:24:12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4T03:55:48.241222907</dc:date>
    <meta:editing-duration>PT8M39S</meta:editing-duration>
    <meta:editing-cycles>1</meta:editing-cycles>
    <meta:document-statistic meta:table-count="1" meta:cell-count="1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14cm" svg:y="0.316cm" chart:style-name="ch2">
          <text:p>Rover Battery Voltage vs Time</text:p>
        </chart:title>
        <chart:plot-area chart:style-name="ch3" table:cell-range-address="voltage_data.A1:voltage_data.B8" chart:data-source-has-labels="both" svg:x="1.331cm" svg:y="1.275cm" svg:width="14.349cm" svg:height="6.564cm">
          <chartooo:coordinate-region svg:x="2.243cm" svg:y="1.474cm" svg:width="12.774cm" svg:height="5.718cm"/>
          <chart:axis chart:dimension="x" chart:name="primary-x" chart:style-name="ch4" chartooo:axis-type="auto">
            <chartooo:date-scale/>
            <chart:title svg:x="7.165cm" svg:y="8.019cm" chart:style-name="ch5">
              <text:p>Time (HH:MM:SS)</text:p>
            </chart:title>
            <chart:categories table:cell-range-address="voltage_data.A2:voltage_data.A8"/>
          </chart:axis>
          <chart:axis chart:dimension="y" chart:name="primary-y" chart:style-name="ch6">
            <chart:title svg:x="0.451cm" svg:y="5.95cm" chart:style-name="ch7">
              <text:p>Battery Voltage (V)</text:p>
            </chart:title>
            <chart:grid chart:style-name="ch8" chart:class="major"/>
          </chart:axis>
          <chart:series chart:style-name="ch9" chart:values-cell-range-address="voltage_data.B2:voltage_data.B8" chart:label-cell-address="voltage_data.B1:voltage_data.B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(V)</text:p>
                <draw:g>
                  <svg:desc>voltage_data.B1:voltage_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24:06</text:p>
                <draw:g>
                  <svg:desc>voltage_data.A2:voltage_data.A8</svg:desc>
                </draw:g>
              </table:table-cell>
              <table:table-cell office:value-type="float" office:value="14.6">
                <text:p>14.6</text:p>
                <draw:g>
                  <svg:desc>voltage_data.B2:voltage_data.B8</svg:desc>
                </draw:g>
              </table:table-cell>
            </table:table-row>
            <table:table-row>
              <table:table-cell office:value-type="string">
                <text:p>14:24:0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:24:0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4:24:0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4:24:1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4:24:1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4:24:1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